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draw:marker-end="a3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38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351">
      <style:graphic-properties draw:fill="none" draw:stroke="solid" svg:stroke-width="0.01389in" svg:stroke-color="#7f7f7f" draw:marker-end="a350" svg:stroke-opacity="100%" draw:stroke-linejoin="miter" svg:stroke-linecap="butt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42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46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349">
      <style:graphic-properties draw:fill="none" draw:stroke="solid" svg:stroke-width="0.01389in" svg:stroke-color="#7f7f7f" draw:marker-end="a348" svg:stroke-opacity="100%" draw:stroke-linejoin="miter" svg:stroke-linecap="butt"/>
    </style:style>
    <style:style style:family="graphic" style:name="a360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custom-shape svg:x="0.5094in" svg:y="1.91356in" svg:width="1.87619in" svg:height="0.32348in" draw:id="id63" draw:style-name="a339" draw:name="Rectangle 3">
          <svg:title/>
          <svg:desc/>
          <text:p text:style-name="a337" text:class-names="" text:cond-style-name=""><text:span text:style-name="a336" text:class-names="">sai_rout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1414in" svg:y="3.02467in" svg:width="1.87619in" svg:height="0.35311in" draw:id="id64" draw:style-name="a343" draw:name="Rectangle 5">
          <svg:title/>
          <svg:desc/>
          <text:p text:style-name="a341" text:class-names="" text:cond-style-name=""><text:span text:style-name="a340" text:class-names="">sai_next_hop_group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1414in" svg:y="0.95133in" svg:width="1.87619in" svg:height="0.36134in" draw:id="id65" draw:style-name="a347" draw:name="Rectangle 9">
          <svg:title/>
          <svg:desc/>
          <text:p text:style-name="a345" text:class-names="" text:cond-style-name=""><text:span text:style-name="a344" text:class-names="">sai_tunnel_egress_intf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38561in" svg:y1="2.66748in" draw:start-shape="id66" draw:start-glue-point="1" svg:x2="3.41414in" svg:y2="1.09752in" draw:id="id67" draw:style-name="a349" draw:name="Straight Arrow Connector 11">
          <svg:title/>
          <svg:desc/>
        </draw:connector>
        <draw:connector draw:type="line" svg:x1="2.38561in" svg:y1="2.66748in" draw:start-shape="id66" draw:start-glue-point="1" svg:x2="3.41414in" svg:y2="3.20122in" draw:end-shape="id64" draw:end-glue-point="3" draw:id="id68" draw:style-name="a351" draw:name="Straight Arrow Connector 13">
          <svg:title/>
          <svg:desc/>
        </draw:connector>
        <draw:frame draw:id="id66" draw:style-name="a354" draw:name="TextBox 116" svg:x="0.50942in" svg:y="2.52443in" svg:width="1.87619in" svg:height="0.2861in">
          <draw:text-box>
            <text:p text:style-name="a353" text:class-names="" text:cond-style-name=""><text:span text:style-name="a352" text:class-names="">NEXT_HOP_ID</text:span></text:p>
          </draw:text-box>
          <svg:title/>
          <svg:desc/>
        </draw:frame>
        <draw:frame draw:id="id69" draw:style-name="a357" draw:name="TextBox 158" svg:x="0.5094in" svg:y="2.23704in" svg:width="1.87619in" svg:height="0.2861in">
          <draw:text-box>
            <text:p text:style-name="a356" text:class-names="" text:cond-style-name=""><text:span text:style-name="a355" text:class-names="">…</text:span></text:p>
          </draw:text-box>
          <svg:title/>
          <svg:desc/>
        </draw:frame>
        <draw:frame draw:id="id70" draw:style-name="a360" draw:name="TextBox 159" svg:x="0.5094in" svg:y="2.80211in" svg:width="1.87619in" svg:height="0.2861in">
          <draw:text-box>
            <text:p text:style-name="a359" text:class-names="" text:cond-style-name=""><text:span text:style-name="a358" text:class-names="">…</text:span></text:p>
          </draw:text-box>
          <svg:title/>
          <svg:desc/>
        </draw:frame>
        <draw:frame draw:id="id71" draw:style-name="a363" draw:name="TextBox 116" svg:x="3.41414in" svg:y="3.38601in" svg:width="1.87619in" svg:height="0.2861in">
          <draw:text-box>
            <text:p text:style-name="a362" text:class-names="" text:cond-style-name=""><text:span text:style-name="a361" text:class-names="">NEXT_HOP_LIST</text:span></text:p>
          </draw:text-box>
          <svg:title/>
          <svg:desc/>
        </draw:frame>
        <draw:custom-shape svg:x="3.07781in" svg:y="1.19259in" svg:width="2.58857in" svg:height="2.33333in" draw:id="id72" draw:style-name="a367" draw:name="Freeform 55">
          <svg:title/>
          <svg:desc/>
          <text:p text:style-name="a365" text:class-names="" text:cond-style-name=""><text:span text:style-name="a364" text:class-names=""/></text:p>
          <draw:enhanced-geometry xmlns:dr3d="urn:oasis:names:tc:opendocument:xmlns:dr3d:1.0" draw:type="non-primitive" svg:viewBox="0 0 2366985 2194560" draw:enhanced-path="M ?f3 ?f2 C ?f4 ?f5 ?f6 ?f7 ?f8 ?f9 ?f10 ?f11 ?f12 ?f13 ?f14 ?f15 ?f16 ?f17 ?f18 ?f19 ?f20 ?f21 ?f22 ?f23 ?f24 ?f25 ?f26 ?f0 N" draw:text-areas="?f51 ?f53 ?f52 ?f54" draw:glue-points="?f55 ?f56 ?f57 ?f58 ?f59 ?f60 ?f61 ?f62 ?f63 ?f64" draw:glue-point-leaving-directions="-90, -90, -90, -90, -90">
            <draw:equation draw:name="f0" draw:formula="0"/>
            <draw:equation draw:name="f1" draw:formula="2366985"/>
            <draw:equation draw:name="f2" draw:formula="2194560"/>
            <draw:equation draw:name="f3" draw:formula="2028588"/>
            <draw:equation draw:name="f4" draw:formula="2276944"/>
            <draw:equation draw:name="f5" draw:formula="1988537"/>
            <draw:equation draw:name="f6" draw:formula="2525300"/>
            <draw:equation draw:name="f7" draw:formula="1782515"/>
            <draw:equation draw:name="f8" draw:formula="2238562"/>
            <draw:equation draw:name="f9" draw:formula="1571413"/>
            <draw:equation draw:name="f10" draw:formula="1951824"/>
            <draw:equation draw:name="f11" draw:formula="1360311"/>
            <draw:equation draw:name="f12" draw:formula="680695"/>
            <draw:equation draw:name="f13" draw:formula="1122115"/>
            <draw:equation draw:name="f14" draw:formula="308162"/>
            <draw:equation draw:name="f15" draw:formula="927946"/>
            <draw:equation draw:name="f16" draw:formula="0 - 64371"/>
            <draw:equation draw:name="f17" draw:formula="733777"/>
            <draw:equation draw:name="f18" draw:formula="6749"/>
            <draw:equation draw:name="f19" draw:formula="561058"/>
            <draw:equation draw:name="f20" draw:formula="3362"/>
            <draw:equation draw:name="f21" draw:formula="406400"/>
            <draw:equation draw:name="f22" draw:formula="0 - 25"/>
            <draw:equation draw:name="f23" draw:formula="251742"/>
            <draw:equation draw:name="f24" draw:formula="143908"/>
            <draw:equation draw:name="f25" draw:formula="125871"/>
            <draw:equation draw:name="f26" draw:formula="287842"/>
            <draw:equation draw:name="f27" draw:formula="?f2 - ?f0"/>
            <draw:equation draw:name="f28" draw:formula="?f1 - ?f0"/>
            <draw:equation draw:name="f29" draw:formula="?f28 / 2366985"/>
            <draw:equation draw:name="f30" draw:formula="?f27 / 2194560"/>
            <draw:equation draw:name="f31" draw:formula="2028588 * ?f28"/>
            <draw:equation draw:name="f32" draw:formula="2194560 * ?f27"/>
            <draw:equation draw:name="f33" draw:formula="2238562 * ?f28"/>
            <draw:equation draw:name="f34" draw:formula="1571413 * ?f27"/>
            <draw:equation draw:name="f35" draw:formula="308162 * ?f28"/>
            <draw:equation draw:name="f36" draw:formula="927946 * ?f27"/>
            <draw:equation draw:name="f37" draw:formula="3362 * ?f28"/>
            <draw:equation draw:name="f38" draw:formula="406400 * ?f27"/>
            <draw:equation draw:name="f39" draw:formula="287842 * ?f28"/>
            <draw:equation draw:name="f40" draw:formula="0 * ?f27"/>
            <draw:equation draw:name="f41" draw:formula="?f31 / 2366985"/>
            <draw:equation draw:name="f42" draw:formula="?f32 / 2194560"/>
            <draw:equation draw:name="f43" draw:formula="?f33 / 2366985"/>
            <draw:equation draw:name="f44" draw:formula="?f34 / 2194560"/>
            <draw:equation draw:name="f45" draw:formula="?f35 / 2366985"/>
            <draw:equation draw:name="f46" draw:formula="?f36 / 2194560"/>
            <draw:equation draw:name="f47" draw:formula="?f37 / 2366985"/>
            <draw:equation draw:name="f48" draw:formula="?f38 / 2194560"/>
            <draw:equation draw:name="f49" draw:formula="?f39 / 2366985"/>
            <draw:equation draw:name="f50" draw:formula="?f40 / 2194560"/>
            <draw:equation draw:name="f51" draw:formula="?f0 / ?f29"/>
            <draw:equation draw:name="f52" draw:formula="?f1 / ?f29"/>
            <draw:equation draw:name="f53" draw:formula="?f0 / ?f30"/>
            <draw:equation draw:name="f54" draw:formula="?f2 / ?f30"/>
            <draw:equation draw:name="f55" draw:formula="?f41 / ?f29"/>
            <draw:equation draw:name="f56" draw:formula="?f42 / ?f30"/>
            <draw:equation draw:name="f57" draw:formula="?f43 / ?f29"/>
            <draw:equation draw:name="f58" draw:formula="?f44 / ?f30"/>
            <draw:equation draw:name="f59" draw:formula="?f45 / ?f29"/>
            <draw:equation draw:name="f60" draw:formula="?f46 / ?f30"/>
            <draw:equation draw:name="f61" draw:formula="?f47 / ?f29"/>
            <draw:equation draw:name="f62" draw:formula="?f48 / ?f30"/>
            <draw:equation draw:name="f63" draw:formula="?f49 / ?f29"/>
            <draw:equation draw:name="f64" draw:formula="?f50 / ?f30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5in" svg:y="0.81829in" svg:width="7.5in" svg:height="1.74074in"/>
      <presentation:placeholder presentation:object="subtitle" svg:x="1.25in" svg:y="2.62616in" svg:width="7.5in" svg:height="1.20718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2" style:display-name="Title and Content">
      <presentation:placeholder presentation:object="title" svg:x="0.6875in" svg:y="0.2662in" svg:width="8.625in" svg:height="0.96644in"/>
      <presentation:placeholder presentation:object="object" svg:x="0.6875in" svg:y="1.33102in" svg:width="8.625in" svg:height="3.17245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3" style:display-name="Section Header">
      <presentation:placeholder presentation:object="title" svg:x="0.68229in" svg:y="1.24653in" svg:width="8.625in" svg:height="2.07986in"/>
      <presentation:placeholder presentation:object="outline" svg:x="0.68229in" svg:y="3.34607in" svg:width="8.625in" svg:height="1.09375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4" style:display-name="Two Content">
      <presentation:placeholder presentation:object="title" svg:x="0.6875in" svg:y="0.2662in" svg:width="8.625in" svg:height="0.96644in"/>
      <presentation:placeholder presentation:object="object" svg:x="0.6875in" svg:y="1.33102in" svg:width="4.25in" svg:height="3.17245in"/>
      <presentation:placeholder presentation:object="object" svg:x="5.0625in" svg:y="1.33102in" svg:width="4.25in" svg:height="3.17245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5" style:display-name="Comparison">
      <presentation:placeholder presentation:object="title" svg:x="0.6888in" svg:y="0.2662in" svg:width="8.625in" svg:height="0.96644in"/>
      <presentation:placeholder presentation:object="outline" svg:x="0.6888in" svg:y="1.22569in" svg:width="4.23047in" svg:height="0.60069in"/>
      <presentation:placeholder presentation:object="object" svg:x="0.6888in" svg:y="1.82639in" svg:width="4.23047in" svg:height="2.68634in"/>
      <presentation:placeholder presentation:object="outline" svg:x="5.0625in" svg:y="1.22569in" svg:width="4.2513in" svg:height="0.60069in"/>
      <presentation:placeholder presentation:object="object" svg:x="5.0625in" svg:y="1.82639in" svg:width="4.2513in" svg:height="2.68634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6" style:display-name="Title Only">
      <presentation:placeholder presentation:object="title" svg:x="0.6875in" svg:y="0.2662in" svg:width="8.625in" svg:height="0.96644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7" style:display-name="Blank"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8" style:display-name="Content with Caption">
      <presentation:placeholder presentation:object="title" svg:x="0.6888in" svg:y="0.33333in" svg:width="3.22526in" svg:height="1.16667in"/>
      <presentation:placeholder presentation:object="object" svg:x="4.2513in" svg:y="0.71991in" svg:width="5.0625in" svg:height="3.55324in"/>
      <presentation:placeholder presentation:object="outline" svg:x="0.6888in" svg:y="1.5in" svg:width="3.22526in" svg:height="2.77894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9" style:display-name="Picture with Caption">
      <presentation:placeholder presentation:object="title" svg:x="0.6888in" svg:y="0.33333in" svg:width="3.22526in" svg:height="1.16667in"/>
      <presentation:placeholder presentation:object="graphic" svg:x="4.2513in" svg:y="0.71991in" svg:width="5.0625in" svg:height="3.55324in"/>
      <presentation:placeholder presentation:object="outline" svg:x="0.6888in" svg:y="1.5in" svg:width="3.22526in" svg:height="2.77894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10" style:display-name="Title and Vertical Text">
      <presentation:placeholder presentation:object="title" svg:x="0.6875in" svg:y="0.2662in" svg:width="8.625in" svg:height="0.96644in"/>
      <presentation:placeholder presentation:object="outline" svg:x="0.6875in" svg:y="1.33102in" svg:width="8.625in" svg:height="3.17245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presentation-page-layout style:name="Master1-PPL11" style:display-name="Vertical Title and Text">
      <presentation:placeholder presentation:object="title" svg:x="7.15625in" svg:y="0.2662in" svg:width="2.15625in" svg:height="4.23727in"/>
      <presentation:placeholder presentation:object="outline" svg:x="0.6875in" svg:y="0.2662in" svg:width="6.34375in" svg:height="4.23727in"/>
      <presentation:placeholder presentation:object="date-time" svg:x="0.6875in" svg:y="4.63426in" svg:width="2.25in" svg:height="0.2662in"/>
      <presentation:placeholder presentation:object="footer" svg:x="3.3125in" svg:y="4.63426in" svg:width="3.375in" svg:height="0.2662in"/>
      <presentation:placeholder presentation:object="page-number" svg:x="7.0625in" svg:y="4.63426in" svg:width="2.25in" svg:height="0.2662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46" draw:style="linear" draw:angle="0" draw:start-color="#81b861" draw:end-color="#6fb242" draw:start-intensity="100%" draw:end-intensity="100%"/>
    <draw:gradient draw:name="a342" draw:style="linear" draw:angle="0" draw:start-color="#f18c55" draw:end-color="#f67b28" draw:start-intensity="100%" draw:end-intensity="100%"/>
    <draw:gradient draw:name="a338" draw:style="linear" draw:angle="0" draw:start-color="#71a6db" draw:end-color="#559bdb" draw:start-intensity="100%" draw:end-intensity="100%"/>
    <draw:marker draw:name="a350" svg:viewBox="0 0 20 30" svg:d="m10 0-10 30h20z"/>
    <draw:marker draw:name="a348" svg:viewBox="0 0 20 30" svg:d="m10 0-10 30h20z"/>
    <draw:marker draw:name="a366" svg:viewBox="0 0 20 30" svg:d="m10 0-10 30h20z"/>
  </office:styles>
  <office:automatic-styles>
    <style:page-layout style:name="pageLayout1">
      <style:page-layout-properties fo:page-width="10in" fo:page-height="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819in" style:font-size-asian="0.14819in" style:font-size-complex="0.148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819in" style:font-size-asian="0.14819in" style:font-size-complex="0.148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71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3in"/>
      </text:list-level-style-number>
      <text:list-level-style-number text:level="3" style:num-format="">
        <style:list-level-properties text:space-before="0.83337in"/>
      </text:list-level-style-number>
      <text:list-level-style-number text:level="4" style:num-format="">
        <style:list-level-properties text:space-before="1.16672in"/>
      </text:list-level-style-number>
      <text:list-level-style-number text:level="5" style:num-format="">
        <style:list-level-properties text:space-before="1.5000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3in"/>
      </text:list-level-style-number>
      <text:list-level-style-number text:level="3" style:num-format="">
        <style:list-level-properties text:space-before="0.83337in"/>
      </text:list-level-style-number>
      <text:list-level-style-number text:level="4" style:num-format="">
        <style:list-level-properties text:space-before="1.16672in"/>
      </text:list-level-style-number>
      <text:list-level-style-number text:level="5" style:num-format="">
        <style:list-level-properties text:space-before="1.5000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3in"/>
      </text:list-level-style-number>
      <text:list-level-style-number text:level="3" style:num-format="">
        <style:list-level-properties text:space-before="0.83337in"/>
      </text:list-level-style-number>
      <text:list-level-style-number text:level="4" style:num-format="">
        <style:list-level-properties text:space-before="1.16672in"/>
      </text:list-level-style-number>
      <text:list-level-style-number text:level="5" style:num-format="">
        <style:list-level-properties text:space-before="1.5000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3in"/>
      </text:list-level-style-number>
      <text:list-level-style-number text:level="3" style:num-format="">
        <style:list-level-properties text:space-before="0.83337in"/>
      </text:list-level-style-number>
      <text:list-level-style-number text:level="4" style:num-format="">
        <style:list-level-properties text:space-before="1.16672in"/>
      </text:list-level-style-number>
      <text:list-level-style-number text:level="5" style:num-format="">
        <style:list-level-properties text:space-before="1.5000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3in"/>
      </text:list-level-style-number>
      <text:list-level-style-number text:level="3" style:num-format="">
        <style:list-level-properties text:space-before="0.83337in"/>
      </text:list-level-style-number>
      <text:list-level-style-number text:level="4" style:num-format="">
        <style:list-level-properties text:space-before="1.16672in"/>
      </text:list-level-style-number>
      <text:list-level-style-number text:level="5" style:num-format="">
        <style:list-level-properties text:space-before="1.5000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69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4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2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2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2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2in" text:min-label-width="0.16668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6875in" svg:y="0.2662in" svg:width="8.625in" svg:height="0.966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875in" svg:y="1.33102in" svg:width="8.625in" svg:height="3.1724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6875in" svg:y="4.63426in" svg:width="2.25in" svg:height="0.2662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7/6/2015</text:date></text:span></text:p>
        </draw:text-box>
        <svg:title/>
        <svg:desc/>
      </draw:frame>
      <draw:frame draw:id="id3" presentation:style-name="a26" draw:name="Footer Placeholder 4" svg:x="3.3125in" svg:y="4.63426in" svg:width="3.375in" svg:height="0.2662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0625in" svg:y="4.63426in" svg:width="2.25in" svg:height="0.2662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25in" svg:y="0.81829in" svg:width="7.5in" svg:height="1.74074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25in" svg:y="2.62616in" svg:width="7.5in" svg:height="1.20718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6875in" svg:y="4.63426in" svg:width="2.25in" svg:height="0.2662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7/6/2015</text:date></text:span></text:p>
        </draw:text-box>
        <svg:title/>
        <svg:desc/>
      </draw:frame>
      <draw:frame draw:id="id8" presentation:style-name="a43" draw:name="Footer Placeholder 4" svg:x="3.3125in" svg:y="4.63426in" svg:width="3.375in" svg:height="0.2662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7.0625in" svg:y="4.63426in" svg:width="2.25in" svg:height="0.2662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6875in" svg:y="0.2662in" svg:width="8.625in" svg:height="0.96644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6875in" svg:y="1.33102in" svg:width="8.625in" svg:height="3.17245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6875in" svg:y="4.63426in" svg:width="2.25in" svg:height="0.2662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7/6/2015</text:date></text:span></text:p>
        </draw:text-box>
        <svg:title/>
        <svg:desc/>
      </draw:frame>
      <draw:frame draw:id="id13" presentation:style-name="a73" draw:name="Footer Placeholder 4" svg:x="3.3125in" svg:y="4.63426in" svg:width="3.375in" svg:height="0.2662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7.0625in" svg:y="4.63426in" svg:width="2.25in" svg:height="0.2662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68229in" svg:y="1.24653in" svg:width="8.625in" svg:height="2.07986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68229in" svg:y="3.34607in" svg:width="8.625in" svg:height="1.09375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6875in" svg:y="4.63426in" svg:width="2.25in" svg:height="0.2662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7/6/2015</text:date></text:span></text:p>
        </draw:text-box>
        <svg:title/>
        <svg:desc/>
      </draw:frame>
      <draw:frame draw:id="id18" presentation:style-name="a91" draw:name="Footer Placeholder 4" svg:x="3.3125in" svg:y="4.63426in" svg:width="3.375in" svg:height="0.2662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7.0625in" svg:y="4.63426in" svg:width="2.25in" svg:height="0.2662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6875in" svg:y="0.2662in" svg:width="8.625in" svg:height="0.96644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6875in" svg:y="1.33102in" svg:width="4.25in" svg:height="3.1724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5.0625in" svg:y="1.33102in" svg:width="4.25in" svg:height="3.1724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6875in" svg:y="4.63426in" svg:width="2.25in" svg:height="0.2662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7/6/2015</text:date></text:span></text:p>
        </draw:text-box>
        <svg:title/>
        <svg:desc/>
      </draw:frame>
      <draw:frame draw:id="id24" presentation:style-name="a137" draw:name="Footer Placeholder 5" svg:x="3.3125in" svg:y="4.63426in" svg:width="3.375in" svg:height="0.2662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7.0625in" svg:y="4.63426in" svg:width="2.25in" svg:height="0.2662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6888in" svg:y="0.2662in" svg:width="8.625in" svg:height="0.96644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6888in" svg:y="1.22569in" svg:width="4.23047in" svg:height="0.60069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6888in" svg:y="1.82639in" svg:width="4.23047in" svg:height="2.68634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5.0625in" svg:y="1.22569in" svg:width="4.2513in" svg:height="0.60069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5.0625in" svg:y="1.82639in" svg:width="4.2513in" svg:height="2.68634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6875in" svg:y="4.63426in" svg:width="2.25in" svg:height="0.2662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7/6/2015</text:date></text:span></text:p>
        </draw:text-box>
        <svg:title/>
        <svg:desc/>
      </draw:frame>
      <draw:frame draw:id="id32" presentation:style-name="a191" draw:name="Footer Placeholder 7" svg:x="3.3125in" svg:y="4.63426in" svg:width="3.375in" svg:height="0.2662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7.0625in" svg:y="4.63426in" svg:width="2.25in" svg:height="0.2662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6875in" svg:y="0.2662in" svg:width="8.625in" svg:height="0.96644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6875in" svg:y="4.63426in" svg:width="2.25in" svg:height="0.2662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7/6/2015</text:date></text:span></text:p>
        </draw:text-box>
        <svg:title/>
        <svg:desc/>
      </draw:frame>
      <draw:frame draw:id="id36" presentation:style-name="a205" draw:name="Footer Placeholder 3" svg:x="3.3125in" svg:y="4.63426in" svg:width="3.375in" svg:height="0.2662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7.0625in" svg:y="4.63426in" svg:width="2.25in" svg:height="0.2662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6875in" svg:y="4.63426in" svg:width="2.25in" svg:height="0.2662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7/6/2015</text:date></text:span></text:p>
        </draw:text-box>
        <svg:title/>
        <svg:desc/>
      </draw:frame>
      <draw:frame draw:id="id39" presentation:style-name="a216" draw:name="Footer Placeholder 2" svg:x="3.3125in" svg:y="4.63426in" svg:width="3.375in" svg:height="0.2662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7.0625in" svg:y="4.63426in" svg:width="2.25in" svg:height="0.2662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6888in" svg:y="0.33333in" svg:width="3.22526in" svg:height="1.16667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4.2513in" svg:y="0.71991in" svg:width="5.0625in" svg:height="3.55324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6888in" svg:y="1.5in" svg:width="3.22526in" svg:height="2.7789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6875in" svg:y="4.63426in" svg:width="2.25in" svg:height="0.2662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7/6/2015</text:date></text:span></text:p>
        </draw:text-box>
        <svg:title/>
        <svg:desc/>
      </draw:frame>
      <draw:frame draw:id="id45" presentation:style-name="a250" draw:name="Footer Placeholder 5" svg:x="3.3125in" svg:y="4.63426in" svg:width="3.375in" svg:height="0.2662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7.0625in" svg:y="4.63426in" svg:width="2.25in" svg:height="0.2662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6888in" svg:y="0.33333in" svg:width="3.22526in" svg:height="1.16667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4.2513in" svg:y="0.71991in" svg:width="5.0625in" svg:height="3.55324in" presentation:class="graphic" presentation:placeholder="false">
        <draw:text-box>
          <text:p text:style-name="a259" text:class-names="" text:cond-style-name=""><text:span text:style-name="a258" text:class-names="">Click icon to add picture</text:span></text:p>
        </draw:text-box>
        <svg:title/>
        <svg:desc/>
      </draw:frame>
      <draw:frame draw:id="id49" presentation:style-name="a264" draw:name="Text Placeholder 3" svg:x="0.6888in" svg:y="1.5in" svg:width="3.22526in" svg:height="2.7789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6875in" svg:y="4.63426in" svg:width="2.25in" svg:height="0.2662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7/6/2015</text:date></text:span></text:p>
        </draw:text-box>
        <svg:title/>
        <svg:desc/>
      </draw:frame>
      <draw:frame draw:id="id51" presentation:style-name="a271" draw:name="Footer Placeholder 5" svg:x="3.3125in" svg:y="4.63426in" svg:width="3.375in" svg:height="0.2662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7.0625in" svg:y="4.63426in" svg:width="2.25in" svg:height="0.2662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6875in" svg:y="0.2662in" svg:width="8.625in" svg:height="0.96644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6875in" svg:y="1.33102in" svg:width="8.625in" svg:height="3.1724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6875in" svg:y="4.63426in" svg:width="2.25in" svg:height="0.2662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7/6/2015</text:date></text:span></text:p>
        </draw:text-box>
        <svg:title/>
        <svg:desc/>
      </draw:frame>
      <draw:frame draw:id="id56" presentation:style-name="a301" draw:name="Footer Placeholder 4" svg:x="3.3125in" svg:y="4.63426in" svg:width="3.375in" svg:height="0.2662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7.0625in" svg:y="4.63426in" svg:width="2.25in" svg:height="0.2662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7.15625in" svg:y="0.2662in" svg:width="2.15625in" svg:height="4.23727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6875in" svg:y="0.2662in" svg:width="6.34375in" svg:height="4.23727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6875in" svg:y="4.63426in" svg:width="2.25in" svg:height="0.2662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7/6/2015</text:date></text:span></text:p>
        </draw:text-box>
        <svg:title/>
        <svg:desc/>
      </draw:frame>
      <draw:frame draw:id="id61" presentation:style-name="a331" draw:name="Footer Placeholder 4" svg:x="3.3125in" svg:y="4.63426in" svg:width="3.375in" svg:height="0.2662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7.0625in" svg:y="4.63426in" svg:width="2.25in" svg:height="0.2662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iaxin Cao</meta:initial-creator>
    <dc:creator>Guohan Lu</dc:creator>
    <meta:creation-date>2015-04-06T21:22:25Z</meta:creation-date>
    <dc:date>2015-07-06T18:12:14Z</dc:date>
    <meta:template xlink:href="Office%20Theme" xlink:type="simple"/>
    <meta:editing-cycles>15</meta:editing-cycles>
    <meta:editing-duration>PT4290S</meta:editing-duration>
    <meta:document-statistic meta:paragraph-count="7" meta:word-count="7"/>
  </office:meta>
</office:document-meta>
</file>